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9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Database Name</text:p>
          </table:table-cell>
          <table:table-cell office:value-type="string">
            <text:p>/etc/qiptables/qiptables.db.sqlit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olumn Name</text:p>
          </table:table-cell>
          <table:table-cell table:style-name="ce2" office:value-type="string">
            <text:p>Typ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3:49:07</meta:creation-date>
    <dc:date>2013-02-07T13:58:35</dc:date>
    <meta:editing-duration>PT6M6S</meta:editing-duration>
    <meta:editing-cycles>2</meta:editing-cycles>
    <meta:generator>LibreOffice/3.5$Linux_x86 LibreOffice_project/350m1$Build-2</meta:generator>
    <meta:document-statistic meta:table-count="3" meta:cell-count="5" meta:object-count="0"/>
  </office:meta>
</office:document-meta>
</file>